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text-align="start"/>
      <style:text-properties fo:font-size="12pt" style:font-size-asian="12pt"/>
    </style:style>
    <style:style style:name="P16" style:parent-style-name="Standard" style:family="paragraph">
      <style:paragraph-properties fo:text-align="star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/>
      <style:text-properties fo:font-size="12pt" style:font-size-asian="12pt"/>
    </style:style>
    <style:style style:name="P21" style:parent-style-name="Standard" style:family="paragraph">
      <style:paragraph-properties fo:text-align="start"/>
      <style:text-properties fo:font-size="12pt" style:font-size-asian="12pt"/>
    </style:style>
    <style:style style:name="P2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start"/>
      <style:text-properties fo:font-size="12pt" style:font-size-asian="12pt"/>
    </style:style>
    <style:style style:name="P24" style:parent-style-name="Standard" style:family="paragraph">
      <style:paragraph-properties fo:text-align="start"/>
      <style:text-properties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style:text-position="sub 66.6%"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style:text-position="super 66.6%" fo:font-size="12pt" style:font-size-asian="12pt"/>
    </style:style>
    <style:style style:name="T32" style:parent-style-name="DefaultParagraphFont" style:family="text">
      <style:text-properties style:text-position="super 66.6%" fo:font-size="12pt" style:font-size-asian="12pt"/>
    </style:style>
    <style:style style:name="T33" style:parent-style-name="DefaultParagraphFont" style:family="text">
      <style:text-properties style:text-position="super 66.6%" fo:font-size="12pt" style:font-size-asian="12pt"/>
    </style:style>
    <style:style style:name="T34" style:parent-style-name="DefaultParagraphFont" style:family="text">
      <style:text-properties fo:font-size="12pt" style:font-size-asian="12pt"/>
    </style:style>
    <style:style style:name="T35" style:parent-style-name="DefaultParagraphFont" style:family="text">
      <style:text-properties style:text-position="sub 66.6%"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style:text-position="sub 66.6%"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style:text-position="sub 66.6%"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style:text-position="sub 66.6%"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weight="bold" style:font-weight-asian="bold"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style:text-position="sub 66.6%"/>
    </style:style>
    <style:style style:name="T89" style:parent-style-name="DefaultParagraphFont" style:family="text">
      <style:text-properties style:text-position="sub 66.6%"/>
    </style:style>
    <style:style style:name="T90" style:parent-style-name="DefaultParagraphFont" style:family="text">
      <style:text-properties style:text-position="sub 66.6%"/>
    </style:style>
    <style:style style:name="P9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style:text-position="sub 66.6%"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fo:font-size="12pt" style:font-size-asian="12pt"/>
    </style:style>
    <style:style style:name="T97" style:parent-style-name="DefaultParagraphFont" style:family="text">
      <style:text-properties style:text-position="sub 66.6%"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style:text-position="sub 66.6%"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8" style:parent-style-name="DefaultParagraphFont" style:family="text">
      <style:text-properties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ize="12pt" style:font-size-asian="12pt"/>
    </style:style>
    <style:style style:name="T11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size="12pt" style:font-size-asian="12pt"/>
    </style:style>
    <style:style style:name="T11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size="12pt" style:font-size-asian="12pt"/>
    </style:style>
    <style:style style:name="T11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0" style:parent-style-name="DefaultParagraphFont" style:family="text">
      <style:text-properties fo:font-size="12pt" style:font-size-asian="12pt"/>
    </style:style>
    <style:style style:name="T121" style:parent-style-name="DefaultParagraphFont" style:family="text">
      <style:text-properties fo:font-size="12pt" style:font-size-asian="12pt"/>
    </style:style>
    <style:style style:name="T122" style:parent-style-name="DefaultParagraphFont" style:family="text">
      <style:text-properties style:text-position="sub 66.6%"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style:text-position="sub 66.6%"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style:text-position="sub 66.6%"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style:text-position="sub 66.6%"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style:text-position="sub 66.6%"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style:text-position="sub 66.6%"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/>
    </style:style>
    <style:style style:name="P14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style:text-position="sub 66.6%"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style:text-position="sub 66.6%"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style:text-position="sub 66.6%"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P16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6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style:text-position="sub 66.6%"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style:text-position="sub 66.6%" fo:font-size="12pt" style:font-size-asian="12pt"/>
    </style:style>
    <style:style style:name="T171" style:parent-style-name="DefaultParagraphFont" style:family="text">
      <style:text-properties style:text-position="sub 66.6%" fo:font-size="12pt" style:font-size-asian="12pt"/>
    </style:style>
    <style:style style:name="T172" style:parent-style-name="DefaultParagraphFont" style:family="text">
      <style:text-properties style:text-position="sub 66.6%"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text:span text:style-name="T9"><draw:frame draw:z-index="251655168" draw:style-name="a0" draw:name="Graphic 1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0"><text:s/>W<text:s/></text:span><text:span text:style-name="T11"><draw:frame draw:z-index="251656192" draw:style-name="a1" draw:name="Graphic 2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2"><text:s/>Z<text:s/></text:span><text:span text:style-name="T13"><draw:frame draw:z-index="251657216" draw:style-name="a2" draw:name="Graphic 3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4">Q</text:span></text:p>
      <text:p text:style-name="P15">All computers use only Q</text:p>
      <text:p text:style-name="P16"><text:span text:style-name="T17">R: Irrational numbers. E.g.<text:s/></text:span><text:span text:style-name="T18"><draw:frame draw:z-index="251658240" draw:style-name="a3" draw:name="Graphic 4" text:anchor-type="paragraph" svg:x="0in" svg:y="0in" svg:width="0.2335in" svg:height="0.178in" style:rel-width="scale" style:rel-height="scale"><draw:image xlink:href="media/image2.svg" xlink:type="simple" xlink:show="embed" xlink:actuate="onLoad"/><svg:title/><svg:desc/></draw:frame></text:span><text:span text:style-name="T19">.</text:span></text:p>
      <text:p text:style-name="P20">R modelled by float, double<text:s/>(approximations)</text:p>
      <text:p text:style-name="P21"/>
      <text:p text:style-name="P22">Lecture 2</text:p>
      <text:p text:style-name="P23">Solutions to identities: values of x where a function p(x) = 0</text:p>
      <text:p text:style-name="P24">Polynomial of degree k in x defined through k+1 coefficients</text:p>
      <text:p text:style-name="P25"><text:span text:style-name="T26">Functional form of polynomials:<text:s/></text:span><text:span text:style-name="T27"><draw:frame draw:z-index="251659264" draw:style-name="a4" draw:name="Graphic 5" text:anchor-type="paragraph" svg:x="0in" svg:y="0in" svg:width="0.2433in" svg:height="0.4843in" style:rel-width="scale" style:rel-height="scale"><draw:image xlink:href="media/image3.svg" xlink:type="simple" xlink:show="embed" xlink:actuate="onLoad"/><svg:title/><svg:desc/></draw:frame></text:span><text:span text:style-name="T28">c</text:span><text:span text:style-name="T29">n</text:span><text:span text:style-name="T30">x</text:span><text:span text:style-name="T31">n</text:span><text:span text:style-name="T32"><text:tab/></text:span><text:span text:style-name="T33"><text:tab/></text:span><text:span text:style-name="T34">Coefficients: c</text:span><text:span text:style-name="T35">0</text:span><text:span text:style-name="T36">, c</text:span><text:span text:style-name="T37">1</text:span><text:span text:style-name="T38">, c</text:span><text:span text:style-name="T39">2</text:span><text:span text:style-name="T40">, c</text:span><text:span text:style-name="T41">3</text:span><text:span text:style-name="T42">, …, c</text:span><text:span text:style-name="T43">k</text:span></text:p>
      <text:p text:style-name="P44">Coefficients can be of any<text:s/>type</text:p>
      <text:p text:style-name="P45"><text:span text:style-name="T46">Coeffs can be limited to finite subsets e.g. Z</text:span><text:span text:style-name="T47">m</text:span><text:span text:style-name="T48"><text:s/>= {0, 1, 2, …, m-1}</text:span></text:p>
      <text:p text:style-name="P49"><text:span text:style-name="T50">If H is this set, H</text:span><text:span text:style-name="T51">k</text:span><text:span text:style-name="T52">[X] and H[X] denote set of degree k polynomials with coeff<text:s/></text:span><text:span text:style-name="T53"><draw:frame draw:z-index="251660288" draw:style-name="a5" draw:name="Graphic 6" text:anchor-type="paragraph" svg:x="0in" svg:y="0in" svg:width="0.0969in" svg:height="0.0961in" style:rel-width="scale" style:rel-height="scale"><draw:image xlink:href="media/image4.svg" xlink:type="simple" xlink:show="embed" xlink:actuate="onLoad"/><svg:title/><svg:desc/></draw:frame></text:span><text:span text:style-name="T54"><text:s/>H</text:span></text:p>
      <text:p text:style-name="P55"/>
      <text:p text:style-name="P56">A polynomial of degree k has k roots</text:p>
      <text:p text:style-name="P57">Roots may not be distinct – can be repeated. Root has<text:s/>multiplicity</text:p>
      <text:p text:style-name="P58">Roots may not be real numbers</text:p>
      <text:p text:style-name="P59"/>
      <text:p text:style-name="P60">p(x) has degree m, p(x) has degree n</text:p>
      <text:p text:style-name="P61">p(x) + q(x): Add matching coefficients</text:p>
      <text:p text:style-name="P62">ap(x): Scalar multiplication. Multiply each coefficient by a</text:p>
      <text:p text:style-name="P63">p(x) x q(x): Has degree m + n</text:p>
      <text:p text:style-name="P64">p(x)/q(x)</text:p>
      <text:p text:style-name="P65"/>
      <text:p text:style-name="P66">Can find roots of degree 2/3/4 directly using calculus</text:p>
      <text:p text:style-name="P67"/>
      <text:p text:style-name="P68">Q[X] are polynomials with only rational coefficients</text:p>
      <text:p text:style-name="P69"><text:span text:style-name="T70">The<text:s/></text:span><text:span text:style-name="T71">roots</text:span><text:span text:style-name="T72"><text:s/>of a polynomial in this set don’t have to be in Q</text:span></text:p>
      <text:p text:style-name="P73">Therefore an irrational number can still have a finite description (since is a root of a polynomial that has a coefficient of finite length i.e. is rational)</text:p>
      <text:p text:style-name="P74"/>
      <text:p text:style-name="P75"><text:span text:style-name="T76">Vectors and Vector Operations</text:span></text:p>
      <text:p text:style-name="P77"><text:span text:style-name="T78">Lecture 1</text:span></text:p>
      <text:p text:style-name="P79">Cartesian co-ordinates: Lines from the origin<text:tab/>(2-vectors, 3-vectors for 3 axis)</text:p>
      <text:p text:style-name="P80">H is a number of a set (N/W/Z/Q/R)</text:p>
      <text:p text:style-name="P81"><text:span text:style-name="T82">Natural number n<text:s/></text:span><draw:frame draw:style-name="a6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83"><text:s/>N</text:span></text:p>
      <text:p text:style-name="P84"><text:span text:style-name="T85">n-vector over H has n components<text:s/></text:span><text:span text:style-name="T86">x</text:span><text:span text:style-name="T87"><text:s/>=<text:s/></text:span><draw:frame draw:style-name="a7" text:anchor-type="as-char" svg:x="0in" svg:y="0in" svg:width="0.0625in" svg:height="0.19792in" style:rel-width="scale" style:rel-height="scale"><draw:object xlink:href="Object 2/" xlink:type="simple" xlink:show="embed" xlink:actuate="onLoad"/></draw:frame>x<text:span text:style-name="T88">1</text:span>, x<text:span text:style-name="T89">2</text:span>, …, x<text:span text:style-name="T90">n</text:span><draw:frame draw:style-name="a8" text:anchor-type="as-char" svg:x="0in" svg:y="0in" svg:width="0.0625in" svg:height="0.19792in" style:rel-width="scale" style:rel-height="scale"><draw:object xlink:href="Object 3/" xlink:type="simple" xlink:show="embed" xlink:actuate="onLoad"/></draw:frame></text:p>
      <text:p text:style-name="P91"><text:span text:style-name="T92">Each x</text:span><text:span text:style-name="T93">k</text:span><text:span text:style-name="T94"><text:s/></text:span><draw:frame draw:style-name="a9" text:anchor-type="as-char" svg:x="0in" svg:y="0in" svg:width="0.10417in" svg:height="0.19792in" style:rel-width="scale" style:rel-height="scale"><draw:object xlink:href="Object 4/" xlink:type="simple" xlink:show="embed" xlink:actuate="onLoad"/></draw:frame><text:span text:style-name="T95"><text:s/>H</text:span><text:span text:style-name="T96"><text:tab/>Not a set: can have x</text:span><text:span text:style-name="T97">s</text:span><text:span text:style-name="T98"><text:s/>= x</text:span><text:span text:style-name="T99">t</text:span><text:span text:style-name="T100"><text:s/>and s<text:s/></text:span><draw:frame draw:style-name="a10" text:anchor-type="as-char" svg:x="0in" svg:y="0in" svg:width="0.125in" svg:height="0.19792in" style:rel-width="scale" style:rel-height="scale"><draw:object xlink:href="Object 5/" xlink:type="simple" xlink:show="embed" xlink:actuate="onLoad"/></draw:frame><text:span text:style-name="T101"><text:s/>t</text:span></text:p>
      <text:p text:style-name="P102"><text:span text:style-name="T103">Angle brackets: order matters, as is ordered sequence</text:span><text:span text:style-name="T104"><text:tab/></text:span><text:span text:style-name="T105"><text:tab/></text:span><text:span text:style-name="T106"><text:tab/></text:span><draw:frame draw:style-name="a11" text:anchor-type="as-char" svg:x="0in" svg:y="0in" svg:width="2.64583in" svg:height="0.21875in" style:rel-width="scale" style:rel-height="scale"><draw:object xlink:href="Object 6/" xlink:type="simple" xlink:show="embed" xlink:actuate="onLoad"/></draw:frame></text:p>
      <text:p text:style-name="P107"><text:span text:style-name="T108">Arbitrary vectors<text:s/></text:span><text:span text:style-name="T109">x</text:span><text:span text:style-name="T110"><text:s/></text:span><text:span text:style-name="T111">y</text:span><text:span text:style-name="T112"><text:s/></text:span><text:span text:style-name="T113">u</text:span><text:span text:style-name="T114"><text:s/></text:span><text:span text:style-name="T115">v</text:span><text:span text:style-name="T116"><text:s/></text:span><text:span text:style-name="T117">w</text:span><text:span text:style-name="T118"><text:s/>etc</text:span></text:p>
      <text:p text:style-name="P119"><text:span text:style-name="T120">Write vector in full:<text:s/></text:span><draw:frame draw:style-name="a12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121">u</text:span><text:span text:style-name="T122">1</text:span><text:span text:style-name="T123">, u</text:span><text:span text:style-name="T124">2</text:span><text:span text:style-name="T125">, …, u</text:span><text:span text:style-name="T126">n</text:span><draw:frame draw:style-name="a13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127"><text:span text:style-name="T128">For points, use (u</text:span><text:span text:style-name="T129">1</text:span><text:span text:style-name="T130">, u</text:span><text:span text:style-name="T131">2</text:span><text:span text:style-name="T132">, …, u</text:span><text:span text:style-name="T133">n</text:span><text:span text:style-name="T134">)</text:span></text:p>
      <text:p text:style-name="P135">Add, scalar multiply<text:s/>(dot product), length,<text:s/>product of vectors</text:p>
      <text:p text:style-name="P136"/>
      <text:p text:style-name="P137"><text:span text:style-name="T138">Given n-vectors:<text:s/></text:span><text:span text:style-name="T139">u</text:span><text:span text:style-name="T140">,<text:s/></text:span><text:span text:style-name="T141">v</text:span><text:span text:style-name="T142">,<text:s/></text:span><text:span text:style-name="T143">w</text:span><text:span text:style-name="T144"><text:s/>etc and constant<text:s/></text:span><draw:frame draw:style-name="a14" text:anchor-type="as-char" svg:x="0in" svg:y="0in" svg:width="0.29167in" svg:height="0.19792in" style:rel-width="scale" style:rel-height="scale"><draw:object xlink:href="Object 9/" xlink:type="simple" xlink:show="embed" xlink:actuate="onLoad"/></draw:frame><text:span text:style-name="T145"><text:s/>H</text:span></text:p>
      <text:p text:style-name="P146"><text:span text:style-name="T147">W</text:span><text:span text:style-name="T148"><text:s/>=<text:s/></text:span><text:span text:style-name="T149">u</text:span><text:span text:style-name="T150"><text:s/>+<text:s/></text:span><text:span text:style-name="T151">v</text:span><text:span text:style-name="T152"><text:s/></text:span><draw:frame draw:style-name="a15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153"><text:s/>w</text:span><text:span text:style-name="T154">k</text:span><text:span text:style-name="T155"><text:s/>= u</text:span><text:span text:style-name="T156">k</text:span><text:span text:style-name="T157"><text:s/>+ v</text:span><text:span text:style-name="T158">k</text:span><text:span text:style-name="T159"><text:s/></text:span><text:span text:style-name="T160"><text:tab/></text:span><draw:frame draw:style-name="a16" text:anchor-type="as-char" svg:x="0in" svg:y="0in" svg:width="0.95833in" svg:height="0.19792in" style:rel-width="scale" style:rel-height="scale"><draw:object xlink:href="Object 11/" xlink:type="simple" xlink:show="embed" xlink:actuate="onLoad"/></draw:frame></text:p>
      <text:p text:style-name="P161"><text:span text:style-name="T162">W</text:span><text:span text:style-name="T163"><text:s/>=<text:s/></text:span><draw:frame draw:style-name="a17" text:anchor-type="as-char" svg:x="0in" svg:y="0in" svg:width="0.10417in" svg:height="0.19792in" style:rel-width="scale" style:rel-height="scale"><draw:object xlink:href="Object 12/" xlink:type="simple" xlink:show="embed" xlink:actuate="onLoad"/></draw:frame><text:span text:style-name="T164">u</text:span><text:span text:style-name="T165"><text:s/></text:span><draw:frame draw:style-name="a18" text:anchor-type="as-char" svg:x="0in" svg:y="0in" svg:width="0.125in" svg:height="0.19792in" style:rel-width="scale" style:rel-height="scale"><draw:object xlink:href="Object 13/" xlink:type="simple" xlink:show="embed" xlink:actuate="onLoad"/></draw:frame><text:span text:style-name="T166"><text:s/>w</text:span><text:span text:style-name="T167">k</text:span><text:span text:style-name="T168"><text:s/>=<text:s/></text:span><draw:frame draw:style-name="a19" text:anchor-type="as-char" svg:x="0in" svg:y="0in" svg:width="0.10417in" svg:height="0.19792in" style:rel-width="scale" style:rel-height="scale"><draw:object xlink:href="Object 14/" xlink:type="simple" xlink:show="embed" xlink:actuate="onLoad"/></draw:frame><text:span text:style-name="T169">u</text:span><text:span text:style-name="T170">k<text:s/></text:span><text:span text:style-name="T171"><text:tab/></text:span><text:span text:style-name="T172"><text:tab/></text:span><draw:frame draw:style-name="a20" text:anchor-type="as-char" svg:x="0in" svg:y="0in" svg:width="0.95833in" svg:height="0.19792in" style:rel-width="scale" style:rel-height="scale"><draw:object xlink:href="Object 15/" xlink:type="simple" xlink:show="embed" xlink:actuate="onLoad"/></draw:frame></text:p>
      <text:p text:style-name="P173"><text:span text:style-name="T174">Size:<text:s/></text:span><draw:frame draw:style-name="a21" text:anchor-type="as-char" svg:x="0in" svg:y="0in" svg:width="0.28125in" svg:height="0.19792in" style:rel-width="scale" style:rel-height="scale"><draw:object xlink:href="Object 16/" xlink:type="simple" xlink:show="embed" xlink:actuate="onLoad"/></draw:frame><text:span text:style-name="T175"><text:s/>or<text:s/></text:span><draw:frame draw:style-name="a22" text:anchor-type="as-char" svg:x="0in" svg:y="0in" svg:width="0.35417in" svg:height="0.19792in" style:rel-width="scale" style:rel-height="scale"><draw:object xlink:href="Object 17/" xlink:type="simple" xlink:show="embed" xlink:actuate="onLoad"/></draw:frame><text:span text:style-name="T176"><text:s/></text:span><draw:frame draw:style-name="a23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77"><text:s/></text:span><draw:frame draw:style-name="a24" text:anchor-type="as-char" svg:x="0in" svg:y="0in" svg:width="0.71875in" svg:height="0.78125in" style:rel-width="scale" style:rel-height="scale"><draw:object xlink:href="Object 19/" xlink:type="simple" xlink:show="embed" xlink:actuate="onLoad"/></draw:frame><text:span text:style-name="T178"><text:s/></text:span></text:p>
      <text:p text:style-name="P179">I.e. Sum of the absolute value of each vector component, squared<text:s/></text:p>
      <text:p text:style-name="P180"/>
      <text:p text:style-name="P181"><text:span text:style-name="T182">Has size<text:s/></text:span><draw:frame draw:style-name="a25" text:anchor-type="as-char" svg:x="0in" svg:y="0in" svg:width="0.28125in" svg:height="0.19792in" style:rel-width="scale" style:rel-height="scale"><draw:object xlink:href="Object 20/" xlink:type="simple" xlink:show="embed" xlink:actuate="onLoad"/></draw:frame><text:span text:style-name="T183"><text:s/>and direction</text:span></text:p>
      <text:p text:style-name="P184">Doesn’t have a position</text:p>
      <text:p text:style-name="P185">Operations can be<text:s/>interpreted geometrically<text:s/></text:p>
      <text:p text:style-name="P186">Length of a vector resulting from 2 others can be written in terms of basic trigonometric relations</text:p>
      <text:p text:style-name="P187"/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18T17:36:00Z</dc:date>
    <meta:template xlink:href="Normal.dotm" xlink:type="simple"/>
    <meta:editing-cycles>57</meta:editing-cycles>
    <meta:editing-duration>PT122340S</meta:editing-duration>
    <meta:document-statistic meta:page-count="2" meta:paragraph-count="4" meta:word-count="335" meta:character-count="2245" meta:row-count="15" meta:non-whitespace-character-count="1914"/>
  </office:meta>
</office:document-meta>
</file>

<file path=Object 1/content.xml><?xml version="1.0" encoding="utf-8"?>
<mml:math xmlns:mml="http://www.w3.org/1998/Math/MathML" xmlns:m="http://schemas.openxmlformats.org/officeDocument/2006/math">
  <mml:mo>∈</mml:mo>
</mml:math>
</file>

<file path=Object 10/content.xml><?xml version="1.0" encoding="utf-8"?>
<mml:math xmlns:mml="http://www.w3.org/1998/Math/MathML" xmlns:m="http://schemas.openxmlformats.org/officeDocument/2006/math">
  <mml:mo>≡</mml:mo>
</mml:math>
</file>

<file path=Object 11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2/content.xml><?xml version="1.0" encoding="utf-8"?>
<mml:math xmlns:mml="http://www.w3.org/1998/Math/MathML" xmlns:m="http://schemas.openxmlformats.org/officeDocument/2006/math">
  <mml:mi>α</mml:mi>
</mml:math>
</file>

<file path=Object 13/content.xml><?xml version="1.0" encoding="utf-8"?>
<mml:math xmlns:mml="http://www.w3.org/1998/Math/MathML" xmlns:m="http://schemas.openxmlformats.org/officeDocument/2006/math">
  <mml:mo>≡</mml:mo>
</mml:math>
</file>

<file path=Object 14/content.xml><?xml version="1.0" encoding="utf-8"?>
<mml:math xmlns:mml="http://www.w3.org/1998/Math/MathML" xmlns:m="http://schemas.openxmlformats.org/officeDocument/2006/math">
  <mml:mi>α</mml:mi>
</mml:math>
</file>

<file path=Object 15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6/content.xml><?xml version="1.0" encoding="utf-8"?>
<mml:math xmlns:mml="http://www.w3.org/1998/Math/MathML" xmlns:m="http://schemas.openxmlformats.org/officeDocument/2006/math">
  <mml:mo>‖</mml:mo>
  <mml:mi>u</mml:mi>
  <mml:mo>‖</mml:mo>
</mml:math>
</file>

<file path=Object 17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19/content.xml><?xml version="1.0" encoding="utf-8"?>
<mml:math xmlns:mml="http://www.w3.org/1998/Math/MathML" xmlns:m="http://schemas.openxmlformats.org/officeDocument/2006/math">
  <mml:msqrt>
    <mml:mrow>
      <mml:munderover>
        <mml:mo stretchy="true">∑</mml:mo>
        <mml:mrow>
          <mml:mi>k</mml:mi>
          <mml:mo>=</mml:mo>
          <mml:mn>1</mml:mn>
        </mml:mrow>
        <mml:mrow>
          <mml:mi>n</mml:mi>
        </mml:mrow>
      </mml:munderover>
      <mml:mrow>
        <mml:msup>
          <mml:mrow>
            <mml:mfenced open="|" close="|" separators="|">
              <mml:mrow>
                <mml:msub>
                  <mml:mrow>
                    <mml:mi>u</mml:mi>
                  </mml:mrow>
                  <mml:mrow>
                    <mml:mi>k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/content.xml><?xml version="1.0" encoding="utf-8"?>
<mml:math xmlns:mml="http://www.w3.org/1998/Math/MathML" xmlns:m="http://schemas.openxmlformats.org/officeDocument/2006/math">
  <mml:mo>⟨</mml:mo>
</mml:math>
</file>

<file path=Object 20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3/content.xml><?xml version="1.0" encoding="utf-8"?>
<mml:math xmlns:mml="http://www.w3.org/1998/Math/MathML" xmlns:m="http://schemas.openxmlformats.org/officeDocument/2006/math">
  <mml:mo>⟩</mml:mo>
</mml:math>
</file>

<file path=Object 4/content.xml><?xml version="1.0" encoding="utf-8"?>
<mml:math xmlns:mml="http://www.w3.org/1998/Math/MathML" xmlns:m="http://schemas.openxmlformats.org/officeDocument/2006/math">
  <mml:mo>∈</mml:mo>
</mml:math>
</file>

<file path=Object 5/content.xml><?xml version="1.0" encoding="utf-8"?>
<mml:math xmlns:mml="http://www.w3.org/1998/Math/MathML" xmlns:m="http://schemas.openxmlformats.org/officeDocument/2006/math">
  <mml:mo>≠</mml:mo>
</mml:math>
</file>

<file path=Object 6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i>α</mml:mi>
  <mml:mi> </mml:mi>
  <mml:mo>∈</mml:mo>
</mml:math>
</file>